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86" style:parent-style-name="Heading1" style:family="paragraph">
      <style:text-properties style:font-name="Verdana" fo:font-size="10pt" style:font-size-asian="10pt" style:font-size-complex="10pt"/>
    </style:style>
    <style:style style:name="T187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/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All pages have, at the very least, a basic (Semantic-UI) interface.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Profiles must be viewable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The user’s profile must be accessible from the user’s panel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Others profiles must be accessible from hyperlinks such as organizer and event participants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Events must be viewable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A user’s events must be accessible from the user’s profile page.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An administrator can terminate an account.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A terminated account must have its events pulled out.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A terminated account must be dereferenced in the database (i.e. no longer searchable)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The system must have a basic search system implemented.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The search functionality must be accessible.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Events must be displayed in the home page.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ext:soft-page-break/>
        <table:table-row table:style-name="TableRow178">
          <table:table-cell table:style-name="TableCell179">
            <text:p text:style-name="P180">The home page must be regularly updated with new events.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</table:table>
      <text:p text:style-name="P185"/>
      <text:h text:style-name="P186" text:outline-level="1">Reviewer’s Comments:<text:line-break/></text:h>
      <text:p text:style-name="Standard"><text:span text:style-name="T187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iego Dimaano</dc:creator>
    <meta:creation-date>2007-08-13T11:01:00Z</meta:creation-date>
    <dc:date>2016-03-11T00:55:00Z</dc:date>
    <meta:print-date>2006-07-28T14:33:00Z</meta:print-date>
    <meta:template xlink:href="Normal" xlink:type="simple"/>
    <meta:editing-cycles>10</meta:editing-cycles>
    <meta:editing-duration>PT2640S</meta:editing-duration>
    <meta:document-statistic meta:page-count="2" meta:paragraph-count="2" meta:word-count="204" meta:character-count="1370" meta:row-count="9" meta:non-whitespace-character-count="1168"/>
  </office:meta>
</office:document-meta>
</file>